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Arial1" svg:font-family="Arial" style:font-family-generic="swiss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ela1" style:family="table">
      <style:table-properties style:width="15.863cm" fo:margin-left="0.065cm" fo:margin-right="0.069cm" table:align="margins" style:writing-mode="lr-tb"/>
    </style:style>
    <style:style style:name="Tabela1.A" style:family="table-column">
      <style:table-column-properties style:column-width="2.487cm" style:rel-column-width="10275*"/>
    </style:style>
    <style:style style:name="Tabela1.B" style:family="table-column">
      <style:table-column-properties style:column-width="2.17cm" style:rel-column-width="8963*"/>
    </style:style>
    <style:style style:name="Tabela1.C" style:family="table-column">
      <style:table-column-properties style:column-width="8.255cm" style:rel-column-width="34104*"/>
    </style:style>
    <style:style style:name="Tabela1.D" style:family="table-column">
      <style:table-column-properties style:column-width="2.951cm" style:rel-column-width="12193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 style:writing-mode="lr-tb">
        <style:background-image/>
      </style:table-cell-properties>
    </style:style>
    <style:style style:name="Tabela1.D1" style:family="table-cell">
      <style:table-cell-properties style:vertical-align="middle" fo:background-color="#cccccc" fo:padding="0cm" fo:border="0.018cm solid #80808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B2" style:family="table-cell" style:data-style-name="N0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C2" style:family="table-cell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 style:writing-mode="lr-tb">
        <style:background-image/>
      </style:table-cell-properties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2" style:family="paragraph" style:parent-style-name="Standard">
      <style:paragraph-properties fo:margin-left="0.635cm" fo:margin-right="0cm" fo:text-align="end" style:justify-single-word="false" fo:text-indent="0cm" style:auto-text-indent="false"/>
      <style:text-properties style:font-name="Tahoma1" fo:font-size="14pt" fo:language="pt" fo:country="BR" fo:font-weight="bold" style:font-size-asian="14pt" style:font-weight-asian="bold" style:font-name-complex="Arial" style:font-size-complex="14pt" style:font-weight-complex="bold"/>
    </style:style>
    <style:style style:name="P3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4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 style:snap-to-layout-grid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2pt" fo:font-weight="normal" style:font-size-asian="12pt" style:font-weight-asian="normal" style:font-name-complex="Ari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0pt" style:font-size-asian="10pt" style:font-name-complex="Arial" style:font-size-complex="10pt"/>
    </style:style>
    <style:style style:name="P8" style:family="paragraph" style:parent-style-name="Text_20_body">
      <style:paragraph-properties fo:margin-left="0cm" fo:margin-right="0cm" fo:margin-top="0.199cm" fo:margin-bottom="0.199cm" fo:text-indent="0cm" style:auto-text-indent="false"/>
    </style:style>
    <style:style style:name="P9" style:family="paragraph" style:parent-style-name="Standard">
      <style:paragraph-properties fo:text-align="end" style:justify-single-word="false"/>
      <style:text-properties style:font-name="Tahoma1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 fo:orphans="0" fo:widows="0" style:snap-to-layout-grid="false"/>
      <style:text-properties style:font-name="Tahoma1" fo:font-size="10pt" fo:font-weight="bold" style:font-size-asian="10pt" style:font-weight-asian="bold" style:font-name-complex="Arial" style:font-size-complex="10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12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Text_20_body">
      <style:text-properties fo:language="pt" fo:country="BR" style:font-name-complex="Arial"/>
    </style:style>
    <style:style style:name="P14" style:family="paragraph" style:parent-style-name="Text_20_body">
      <style:paragraph-properties fo:margin-top="0.199cm" fo:margin-bottom="0.199cm"/>
    </style:style>
    <style:style style:name="P15" style:family="paragraph" style:parent-style-name="Text_20_body">
      <style:paragraph-properties fo:margin-left="0cm" fo:margin-right="0cm" fo:margin-top="0.199cm" fo:margin-bottom="0.199cm" fo:text-indent="1.199cm" style:auto-text-indent="false"/>
    </style:style>
    <style:style style:name="P16" style:family="paragraph" style:parent-style-name="Text_20_body">
      <style:paragraph-properties fo:margin-left="0cm" fo:margin-right="0cm" fo:text-indent="1.199cm" style:auto-text-indent="false"/>
      <style:text-properties fo:language="pt" fo:country="BR" style:font-name-complex="Arial"/>
    </style:style>
    <style:style style:name="P17" style:family="paragraph" style:parent-style-name="Standard" style:master-page-name="First_20_Page">
      <style:paragraph-properties fo:text-align="end" style:justify-single-word="false" style:page-number="auto"/>
      <style:text-properties style:font-name="Tahoma1" fo:font-size="14pt" fo:font-weight="bold" style:font-size-asian="14pt" style:font-weight-asian="bold" style:font-size-complex="14pt" style:font-weight-complex="bold"/>
    </style:style>
    <style:style style:name="P18" style:family="paragraph" style:parent-style-name="Heading_20_1">
      <style:text-properties fo:language="pt" fo:country="BR"/>
    </style:style>
    <style:style style:name="T1" style:family="text">
      <style:text-properties fo:font-size="10pt" style:font-size-asian="10pt"/>
    </style:style>
    <style:style style:name="T2" style:family="text">
      <style:text-properties style:text-outline="false" style:text-line-through-style="none" style:font-name="Arial1" fo:font-style="normal" fo:text-shadow="none" style:text-underline-style="none" style:font-name-asian="Arial1" style:font-style-asian="normal" style:font-name-complex="Arial1" style:font-style-complex="normal" style:text-emphasize="none" style:text-overline-style="none" style:text-overline-color="font-color"/>
    </style:style>
    <style:style style:name="T3" style:family="text">
      <style:text-properties fo:language="es" fo:country="ES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9">Food Delivery Web</text:p>
      <text:p text:style-name="P2">Especificação de Caso de Uso</text:p>
      <text:p text:style-name="P6"/>
      <text:p text:style-name="P5">Histórico de Revisões</text:p>
      <text:p text:style-name="P1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0">Data</text:p>
          </table:table-cell>
          <table:table-cell table:style-name="Tabela1.A1" office:value-type="string">
            <text:p text:style-name="P10">Versão</text:p>
          </table:table-cell>
          <table:table-cell table:style-name="Tabela1.A1" office:value-type="string">
            <text:p text:style-name="P10">Descrição</text:p>
          </table:table-cell>
          <table:table-cell table:style-name="Tabela1.D1" office:value-type="string">
            <text:p text:style-name="P10">Autor</text:p>
          </table:table-cell>
        </table:table-row>
        <table:table-row table:style-name="Tabela1.1">
          <table:table-cell table:style-name="Tabela1.A2" office:value-type="date" office:date-value="2009-10-14">
            <text:p text:style-name="P3">14/10/09</text:p>
          </table:table-cell>
          <table:table-cell table:style-name="Tabela1.B2" office:value-type="float" office:value="1">
            <text:p text:style-name="P3">1</text:p>
          </table:table-cell>
          <table:table-cell table:style-name="Tabela1.C2" office:value-type="string">
            <text:p text:style-name="P4"><text:span text:style-name="T3">Criação do documento de caso de uso “</text:span><text:span text:style-name="T2">Manter CEP”</text:span><text:span text:style-name="T3">.</text:span></text:p>
          </table:table-cell>
          <table:table-cell table:style-name="Tabela1.D2" office:value-type="string">
            <text:p text:style-name="P3">Paulo Daniel</text:p>
          </table:table-cell>
        </table:table-row>
        <table:table-row table:style-name="Tabela1.1">
          <table:table-cell table:style-name="Tabela1.C2" office:value-type="string">
            <text:p text:style-name="P3"/>
          </table:table-cell>
          <table:table-cell table:style-name="Tabela1.C2" office:value-type="string">
            <text:p text:style-name="P3"/>
          </table:table-cell>
          <table:table-cell table:style-name="Tabela1.C2" office:value-type="string">
            <text:p text:style-name="P3"/>
          </table:table-cell>
          <table:table-cell table:style-name="Tabela1.D2" office:value-type="string">
            <text:p text:style-name="P3"/>
          </table:table-cell>
        </table:table-row>
      </table:table>
      <text:p text:style-name="Text_20_body"/>
      <text:p text:style-name="P12">Manter CEP</text:p>
      <text:h text:style-name="P18" text:outline-level="1">Breve Descrição</text:h>
      <text:p text:style-name="P7"><text:tab/>Este caso de uso é utilizado para manter as informações referentes aos CEP's utilizados no <text:tab/>sistema. Ele permite que o administrador realize operações de pesquisa, inclusão, edição e <text:tab/>exclusão de dados. </text:p>
      <text:h text:style-name="P18" text:outline-level="1">Referências </text:h>
      <text:p text:style-name="Text_20_body">Não há.</text:p>
      <text:h text:style-name="P18" text:outline-level="1">Atores</text:h>
      <text:p text:style-name="Text_20_body">Administrador.</text:p>
      <text:h text:style-name="P18" text:outline-level="1">Pré-condições</text:h>
      <text:p text:style-name="Text_20_body">Realizar login no sistema.</text:p>
      <text:h text:style-name="P18" text:outline-level="1">Fluxos de Eventos</text:h>
      <text:h text:style-name="Heading_20_2" text:outline-level="2">Fluxo Básico – Manter CEP</text:h>
      <text:p text:style-name="Text_20_body">Este caso de uso começa quando o ator seleciona a opção manter CEP no menu:</text:p>
      <text:p text:style-name="P8"><text:tab/>1. O sistema apresenta ao usuário um painel de controle com os ícones referentes as opções <text:tab/>de inclusão, alteração, exclusão e uma grade contendo número do CEP, logradouro, bairro, <text:tab/>cidade e estado para realização de uma consulta. As informações na grade estarão ordenadas <text:tab/>pelo estado, seguido pela cidade, bairro e por fim logradouro, a fim de facilitar o encontro da <text:tab/>informação.</text:p>
      <text:p text:style-name="P14">2. O caso de uso se encerra. </text:p>
      <text:h text:style-name="Heading_20_2" text:outline-level="2">Fluxos Alternativos</text:h>
      <text:p text:style-name="P13">A1 – Incluir CEP</text:p>
      <text:p text:style-name="Text_20_body"><text:soft-page-break/>No passo 1 do fluxo básico: </text:p>
      <text:p text:style-name="P14">1. O ator clica no ícone de incluir novo CEP.</text:p>
      <text:p text:style-name="P15">2. O sistema exibe um formulário com os campos: número do CEP, logradouro, bairro, cidade <text:tab/>e estado.</text:p>
      <text:p text:style-name="P15">3. O ator informa os valores dos dados.</text:p>
      <text:p text:style-name="P15">4. O ator clica no ícone para salvar os dados.</text:p>
      <text:p text:style-name="P15">5. O sistema inclui os dados na base de dados e exibe a mensagem “CEP cadastrado com <text:tab/>sucesso”.</text:p>
      <text:p text:style-name="P15">6. O sistema retorna ao passo 1 do fluxo básico.</text:p>
      <text:p text:style-name="P16"/>
      <text:p text:style-name="P13">A2 – Alterar CEP</text:p>
      <text:p text:style-name="Text_20_body">No passo 1 do fluxo básico: </text:p>
      <text:p text:style-name="P14">1. O ator seleciona, na grade de valores, a linha para alteração e clica no ícone referente a <text:tab/>opção Alterar.</text:p>
      <text:p text:style-name="P15">2. O sistema exibe um formulário com os campos: número do CEP, logradouro, bairro, cidade <text:tab/>e estado, preenchidos.</text:p>
      <text:p text:style-name="P15">3. O ator altera os valores dos dados.</text:p>
      <text:p text:style-name="P15">4. O ator clica no ícone para salvar os dados.</text:p>
      <text:p text:style-name="P15">5. O sistema altera os dados pertinentes ao registro atual na base de dados e exibe a <text:tab/>mensagem “CEP alterado com sucesso”.</text:p>
      <text:p text:style-name="P15">6. O sistema retorna ao passo 1 do fluxo básico.</text:p>
      <text:p text:style-name="P16"/>
      <text:p text:style-name="P13">A3 – Excluir CEP</text:p>
      <text:p text:style-name="Text_20_body">No passo 1 do fluxo básico: </text:p>
      <text:p text:style-name="P14">1. O ator seleciona, na grade de valores, a linha para exclusão e clica no ícone referente a <text:tab/>opção Excluir.</text:p>
      <text:p text:style-name="P15">2. O sistema exclui o registro selecionado na base de dados e exibe a mensagem “CEP <text:tab/>excluído com sucesso”.</text:p>
      <text:p text:style-name="P15">3. O sistema retorna ao passo 1 do fluxo básico. </text:p>
      <text:p text:style-name="P15"/>
      <text:h text:style-name="P18" text:outline-level="1">Pontos de Extensão</text:h>
      <text:p text:style-name="Text_20_body">Não há. </text:p>
      <text:h text:style-name="P18" text:outline-level="1">Casos de Uso Incluídos</text:h>
      <text:p text:style-name="Text_20_body">Não há.</text:p>
      <text:h text:style-name="P18" text:outline-level="1"><text:soft-page-break/>Pós-Condições</text:h>
      <text:p text:style-name="Text_20_body">Não há.</text:p>
      <text:h text:style-name="P18" text:outline-level="1">Outros Diagramas</text:h>
      <text:p text:style-name="Text_20_body">Não há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Arial1" svg:font-family="Arial" style:font-family-generic="swiss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fo:line-height="100%" fo:text-indent="1.199cm" style:auto-text-indent="false"/>
      <style:text-properties style:font-name="Tahoma" fo:font-size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99cm" fo:margin-bottom="0.499cm" fo:text-indent="0.499cm" style:auto-text-indent="false" fo:keep-with-next="always"/>
      <style:text-properties style:font-name="Verdana" fo:font-size="12pt" fo:language="en" fo:country="US" fo:font-weight="bold" style:font-size-asian="15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0.499cm" fo:margin-right="0cm" fo:margin-top="0.499cm" fo:margin-bottom="0.499cm" fo:text-indent="0.499cm" style:auto-text-indent="false" style:page-number="auto" fo:keep-with-next="always"/>
      <style:text-properties style:font-name="Verdana" fo:font-size="11pt" fo:font-weight="bold" style:font-size-asian="14pt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94cm" fo:margin-bottom="0.494cm"/>
      <style:text-properties style:font-name="Verdana1" fo:language="en" fo:country="US" fo:font-weight="bold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style:font-size-asian="18pt" style:font-name-complex="Tahoma1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fo:font-weight="bold" style:font-size-asian="18pt" style:font-weight-asian="bold" style:font-name-complex="Tahoma1" style:font-weight-complex="bold"/>
    </style:style>
    <style:style style:name="Heading_20_6" style:display-name="Heading 6" style:family="paragraph" style:parent-style-name="Standard" style:next-style-name="Standard" style:list-style-name="WW8Num5" style:class="text">
      <style:paragraph-properties fo:margin-left="2.032cm" fo:margin-right="0cm" fo:text-align="center" style:justify-single-word="false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1" fo:font-size="9pt" fo:language="en" fo:country="US" fo:font-weight="bold" style:font-size-asian="9pt" style:font-weight-asian="bold"/>
    </style:style>
    <style:style style:name="Heading_20_7" style:display-name="Heading 7" style:family="paragraph" style:parent-style-name="Standard" style:next-style-name="Standard" style:list-style-name="WW8Num5" style:class="text">
      <style:paragraph-properties fo:margin-left="2.286cm" fo:margin-right="0cm" fo:margin-top="0.423cm" fo:margin-bottom="0.106cm" fo:text-indent="-2.286cm" style:auto-text-indent="false">
        <style:tab-stops>
          <style:tab-stop style:position="2.286cm"/>
        </style:tab-stops>
      </style:paragraph-properties>
      <style:text-properties fo:language="en" fo:country="US"/>
    </style:style>
    <style:style style:name="Heading_20_8" style:display-name="Heading 8" style:family="paragraph" style:parent-style-name="Standard" style:next-style-name="Standard" style:list-style-name="WW8Num5" style:class="text">
      <style:paragraph-properties fo:margin-left="2.54cm" fo:margin-right="0cm" fo:margin-top="0.423cm" fo:margin-bottom="0.106cm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list-style-name="WW8Num5" style:class="text">
      <style:paragraph-properties fo:margin-left="2.794cm" fo:margin-right="0cm" fo:margin-top="0.423cm" fo:margin-bottom="0.106cm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Contents_20_1" style:display-name="Contents 1" style:family="paragraph" style:parent-style-name="Standard" style:next-style-name="Standard" style:class="index">
      <style:text-properties style:font-name="Verdana1" fo:font-size="11pt" style:font-size-asian="11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Verdana1" fo:font-size="11pt" style:font-size-asian="11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A_20_BLOCK_20_PARA" style:display-name="A BLOCK PARA" style:family="paragraph" style:parent-style-name="Standard">
      <style:text-properties style:font-name="Book Antiqua" fo:font-size="11pt" style:font-size-asian="11pt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infoblue" style:family="paragraph" style:parent-style-name="Standard" style:next-style-name="Standard">
      <style:text-properties fo:color="#0000ff" style:font-name="Verdana1" fo:font-size="11pt" fo:font-style="italic" style:font-size-asian="11pt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text-indent="0cm" style:auto-text-indent="false"/>
      <style:text-properties style:font-size-complex="10pt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style:font-size-complex="10pt"/>
    </style:style>
    <style:style style:name="Estilo_20_Título_20_1_20__2b__20_Arial_20_11_20_pt_20_Antes_3a__20__20_3_20_pt_20_Depois_20_de_3a__20__20_12_20_pt" style:display-name="Estilo Título 1 + Arial 11 pt Antes:  3 pt Depois de:  12 pt" style:family="paragraph" style:parent-style-name="Heading_20_1" style:default-outline-level="" style:list-style-name="">
      <style:paragraph-properties fo:margin-top="0.106cm" fo:margin-bottom="0.423cm"/>
      <style:text-properties style:font-name="Arial" fo:font-size="11pt" style:font-size-asian="11pt" style:font-size-complex="10pt"/>
    </style:style>
    <style:style style:name="Normal" style:family="paragraph" style:next-style-name="Standard" style:list-style-name="WW8Num39">
      <style:paragraph-properties fo:orphans="2" fo:widows="2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Estilo_20_Estilo_20_Título_20_1_20__2b__20_Arial_20_11_20_pt_20_Antes_3a__20__20_3_20_pt_20_Depois_20_de_3a__20__20_12_20_pt_20_..." style:display-name="Estilo Estilo Título 1 + Arial 11 pt Antes:  3 pt Depois de:  12 pt ..." style:family="paragraph" style:parent-style-name="Estilo_20_Título_20_1_20__2b__20_Arial_20_11_20_pt_20_Antes_3a__20__20_3_20_pt_20_Depois_20_de_3a__20__20_12_20_pt" style:list-style-name="WW8Num18">
      <style:text-properties style:font-name="Verdana1"/>
    </style:style>
    <style:style style:name="Estilo_20_Título_20_1_20__2b__20_10_20_pt_20_Não_20_Negrito_20_Espaçamento_20_entre_20_linhas_3a__20__20_15..." style:display-name="Estilo Título 1 + 10 pt Não Negrito Espaçamento entre linhas:  15..." style:family="paragraph" style:parent-style-name="Estilo_20_Estilo_20_Título_20_1_20__2b__20_Arial_20_11_20_pt_20_Antes_3a__20__20_3_20_pt_20_Depois_20_de_3a__20__20_12_20_pt_20_..." style:next-style-name="Heading_20_1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text-indent="0cm" style:auto-text-indent="false"/>
      <style:text-properties fo:color="#000000" style:font-name="Verdana1"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language="en" fo:country="US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WW8Num4z1" style:family="text">
      <style:text-properties style:font-name="Courier New"/>
    </style:style>
    <style:style style:name="WW8Num6z1" style:family="text">
      <style:text-properties style:font-name="Courier New"/>
    </style:style>
    <style:style style:name="WW8Num8z0" style:family="text">
      <style:text-properties style:font-name="Times New Roman" style:font-name-asian="Times New Roman" style:font-name-complex="Times New Roman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11z0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21z0" style:family="text">
      <style:text-properties style:font-name="Times New Roman" style:font-name-complex="Times New Roman"/>
    </style:style>
    <style:style style:name="WW8Num22z0" style:family="text">
      <style:text-properties fo:color="#000000"/>
    </style:style>
    <style:style style:name="WW8Num24z0" style:family="text">
      <style:text-properties style:font-name="Times New Roman" style:font-name-complex="Times New Roman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4z3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31z1" style:family="text">
      <style:text-properties style:font-name="Symbol"/>
    </style:style>
    <style:style style:name="WW8Num35z0" style:family="text">
      <style:text-properties style:font-name="Times New Roman" style:font-name-asian="Times New Roman" style:font-name-complex="Times New Roman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5z3" style:family="text">
      <style:text-properties style:font-name="Symbol"/>
    </style:style>
    <style:style style:name="WW8Num36z0" style:family="text">
      <style:text-properties style:font-name="Symbol" fo:font-size="10pt" style:font-size-asian="10pt"/>
    </style:style>
    <style:style style:name="WW8Num36z1" style:family="text">
      <style:text-properties style:font-name="Wingdings"/>
    </style:style>
    <style:style style:name="WW8Num38z0" style:family="text">
      <style:text-properties fo:font-weight="bold" style:font-weight-asian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cm" fo:text-indent="-0.76cm" fo:margin-left="0.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2cm" fo:text-indent="-1.02cm" fo:margin-left="1.0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524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429cm" fo:text-indent="-1.778cm" fo:margin-left="3.42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683cm" fo:text-indent="-2.032cm" fo:margin-left="3.6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937cm" fo:text-indent="-2.286cm" fo:margin-left="3.93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191cm" fo:text-indent="-2.54cm" fo:margin-left="4.19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2.794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Times New Roman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08cm" fo:text-indent="-0.318cm" fo:margin-left="6.3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18cm" fo:text-indent="-0.318cm" fo:margin-left="10.11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28cm" fo:text-indent="-0.318cm" fo:margin-left="13.9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0.005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o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1z0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11z0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11z0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64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646cm" fo:text-indent="-0.762cm" fo:margin-left="2.64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89cm" fo:text-indent="-0.889cm" fo:margin-left="3.40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24cm" fo:text-indent="-1.143cm" fo:margin-left="4.29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694cm" fo:text-indent="-1.397cm" fo:margin-left="5.1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29cm" fo:text-indent="-1.651cm" fo:margin-left="6.0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599cm" fo:text-indent="-1.905cm" fo:margin-left="6.96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34cm" fo:text-indent="-2.159cm" fo:margin-left="7.85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.504cm" fo:text-indent="-2.54cm" fo:margin-left="8.86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551cm" fo:text-indent="-0.318cm" fo:margin-left="4.55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361cm" fo:text-indent="-0.318cm" fo:margin-left="8.36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171cm" fo:text-indent="-0.318cm" fo:margin-left="12.1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-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  <style:text-properties style:font-name="Times New Roman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683cm" fo:text-indent="-0.762cm" fo:margin-left="3.68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26cm" fo:text-indent="-0.889cm" fo:margin-left="4.44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461cm" fo:text-indent="-1.143cm" fo:margin-left="5.33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731cm" fo:text-indent="-1.397cm" fo:margin-left="6.22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366cm" fo:text-indent="-1.651cm" fo:margin-left="7.11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636cm" fo:text-indent="-1.905cm" fo:margin-left="8.0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9.271cm" fo:text-indent="-2.159cm" fo:margin-left="8.8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541cm" fo:text-indent="-2.54cm" fo:margin-left="9.9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656cm" fo:text-indent="-0.635cm" fo:margin-left="0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26cm" fo:text-indent="-0.318cm" fo:margin-left="1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96cm" fo:text-indent="-0.635cm" fo:margin-left="3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466cm" fo:text-indent="-0.635cm" fo:margin-left="4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736cm" fo:text-indent="-0.318cm" fo:margin-left="5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006cm" fo:text-indent="-0.635cm" fo:margin-left="7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276cm" fo:text-indent="-0.635cm" fo:margin-left="8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546cm" fo:text-indent="-0.318cm" fo:margin-left="9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-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style:font-name="Times New Roman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0.318cm" fo:text-indent="-0.635cm" fo:margin-left="0.318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0.005cm" fo:margin-left="1.26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1z1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T1" style:family="text">
      <style:text-properties fo:font-size="10pt" style:font-size-asian="10pt"/>
    </style:style>
    <style:page-layout style:name="Mpm1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file-name text:display="name">UC2 - Manter CEP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3</text:page-number></text:span></text:span><text:span text:style-name="Page_20_Number"><text:span text:style-name="MT1">/</text:span></text:span><text:span text:style-name="Page_20_Number"><text:span text:style-name="MT1"><text:page-count style:num-format="1">3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1"><text:span text:style-name="Page_20_Number"><text:span text:style-name="MT1"><text:file-name text:display="name">UC2 - Manter CEP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3</text:page-number></text:span></text:span><text:span text:style-name="Page_20_Number"><text:span text:style-name="MT1">/</text:span></text:span><text:span text:style-name="Page_20_Number"><text:span text:style-name="MT1"><text:page-count style:num-format="1">3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Especificação de Caso de Uso</dc:title>
    <meta:initial-creator>Administrador</meta:initial-creator>
    <meta:creation-date>2008-10-18T13:40:00</meta:creation-date>
    <dc:date>2009-10-29T08:38:44.54</dc:date>
    <meta:editing-cycles>47</meta:editing-cycles>
    <meta:editing-duration>PT01H53M06S</meta:editing-duration>
    <meta:generator>BrOffice.org/3.1$Win32 OpenOffice.org_project/310m11$Build-9399</meta:generator>
    <meta:document-statistic meta:table-count="1" meta:image-count="0" meta:object-count="0" meta:page-count="3" meta:paragraph-count="57" meta:word-count="451" meta:character-count="2435"/>
    <meta:user-defined meta:name="ReqProMenus" meta:value-type="boolean">false</meta:user-defined>
  </office:meta>
</office:document-meta>
</file>